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size="8pt" officeooo:rsid="0021d5a4" officeooo:paragraph-rsid="0021d5a4" style:font-size-asian="8pt" style:font-size-complex="8pt"/>
    </style:style>
    <style:style style:name="P2" style:family="paragraph" style:parent-style-name="Preformatted_20_Text">
      <style:text-properties fo:font-size="8pt" officeooo:rsid="00221538" officeooo:paragraph-rsid="00221538"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s/>Projektbezeichnung</text:p>
      <text:p text:style-name="P2"><text:s text:c="4"/>Entwickeln einer Serversoftware zur Reservierung von Hotelzimmern</text:p>
      <text:p text:style-name="P2"/>
      <text:p text:style-name="P2">2. <text:s/>Kurzform der Aufgabenstellung</text:p>
      <text:p text:style-name="P2"><text:s text:c="4"/>Fuer die mobile-ad-media GmbH wird im Rahmen eines Gesamtprojekts ein Softwaresystem zur Reservierung von Hotelzimmern entwickelt. Das System besteht aus einem zentralen Proxyserver als Backend, mit welchem sich native Apps fuer iOS und Android als Clients verbinden. Der Proxyserver wird weiterhin mit externen Datendiensten verbunden um Verfuegbarkeiten und Preise von Hotelzimmern zu erhalten sowie Reservierungsdaten weiterzureichen. </text:p>
      <text:p text:style-name="P2">Im Rahmen dieses Teilprojekts wird die Serversoftware mit den Schnittstellen zum mobilen Client entwickelt. Grundlage der Arbeit ist ein detailliert ausgearbeitetes grafisches Konzept, in welchem die einzelnen Screens der Apps dargestellt werden und aus welchem die noetige Kommunikation zwischen App und Proxyserver abgeleitet werden soll (welche Information wird wann in welchem Format benoetigt).</text:p>
      <text:p text:style-name="P2">Die mobile App, welche separat im Rahmen des Gesamtprojekts in unserem Hause entwickelt wird, ermoeglicht es dem Nutzer eine Hotelzimmerreservierung durchzufuehren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2">Die zu erarbeitende Software wird mittels Symfony Framework in PHP entwickelt, als Datenbankmanagementsystem kommt MySQL zum Einsatz kommen. </text:p>
      <text:p text:style-name="P2"/>
      <text:p text:style-name="P2">3. <text:s/>Zielsetzung entwickeln - Was soll am Ende des Projektes erreicht werden?</text:p>
      <text:p text:style-name="P2"><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2"/>
      <text:p text:style-name="P2">4.1 Hauptaufgaben auflisten</text:p>
      <text:p text:style-name="P2"><text:s text:c="4"/>1)<text:tab/>Planungsphase (3h)</text:p>
      <text:p text:style-name="P2"><text:s text:c="4"/>2)<text:tab/>Analysephase (4h)</text:p>
      <text:p text:style-name="P2"><text:s text:c="4"/>3)<text:tab/>Entwurfsphase (9h)</text:p>
      <text:p text:style-name="P2"><text:s text:c="4"/>4)<text:tab/>Implementierungsphase (29h)</text:p>
      <text:p text:style-name="P2"><text:s text:c="4"/>5)<text:tab/>Qualitaetsmanagement (13h)</text:p>
      <text:p text:style-name="P2"><text:s text:c="4"/>6)<text:tab/>Einfuehrungsphase (2h)</text:p>
      <text:p text:style-name="P2"><text:s text:c="4"/>7)<text:tab/>Dokumentation (10h)</text:p>
      <text:p text:style-name="P2"/>
      <text:p text:style-name="P2">4.2 Teilaufgaben (mit Zeitrahmen) auflisten</text:p>
      <text:p text:style-name="P2"/>
      <text:p text:style-name="P2"><text:s text:c="4"/>zu 1)<text:tab/>- <text:s text:c="2"/>Planungsphase</text:p>
      <text:p text:style-name="P2">- <text:s text:c="2"/>Termin und Meilensteinplan erstellen (3h)</text:p>
      <text:p text:style-name="P2"/>
      <text:p text:style-name="P2"><text:s text:c="4"/>zu 2)<text:tab/>- <text:s text:c="2"/>Analysephase</text:p>
      <text:p text:style-name="P2">- <text:s text:c="2"/>Gegebenen grafischen Entwurf analysieren (2h)</text:p>
      <text:p text:style-name="P2">- <text:s text:c="2"/>Beteiligte Entitaeten ermitteln (2h)</text:p>
      <text:p text:style-name="P2">- <text:s text:c="2"/>Beziehung der Entitaeten ermitteln (2h)</text:p>
      <text:p text:style-name="P2">- <text:s text:c="2"/>notwendige Kommunikation zwischen Clients (Apps) und Server (Proxy) ermitteln (2h)</text:p>
      <text:p text:style-name="P2"/>
      <text:p text:style-name="P2"><text:s text:c="4"/>zu 3)<text:tab/>- <text:s text:c="2"/>Entwurfsphase</text:p>
      <text:p text:style-name="P2">- <text:s text:c="2"/>Anwendungsfalldiagramm erstellen (2h)</text:p>
      <text:p text:style-name="P2">- <text:s text:c="2"/>Klassendiagramm erstellen (2h)</text:p>
      <text:p text:style-name="P2">- <text:s text:c="2"/>Sequenzdiagramm erstellen (2h)</text:p>
      <text:p text:style-name="P2">- <text:s text:c="2"/>Entwurf der JSON Objektstruktur fuer den Datenaustausch (2h)</text:p>
      <text:p text:style-name="P2">- <text:s text:c="2"/>Definition der Endpoints der Webdienste (1h)</text:p>
      <text:p text:style-name="P2"/>
      <text:p text:style-name="P2"><text:s text:c="4"/>zu 4)<text:tab/>- <text:s text:c="2"/>Implementierungsphase</text:p>
      <text:p text:style-name="P2">- <text:s text:c="2"/>Aufbau Repositorystruktur (2h)</text:p>
      <text:p text:style-name="P2">- <text:s text:c="2"/>Installation Symfony mit eventuell benoetigten Zusatzmodulen (1h)</text:p>
      <text:p text:style-name="P2">- <text:s text:c="2"/>Implementierung der Modelle (model) (10h)</text:p>
      <text:p text:style-name="P2">- <text:s text:c="2"/>Implementierung der Steuerung (controller) (10h)</text:p>
      <text:p text:style-name="P2"/>
      <text:p text:style-name="P2"><text:s text:c="4"/>zu 5)<text:tab/>- <text:s text:c="2"/>Qualitaetsmanagement</text:p>
      <text:p text:style-name="P2">- <text:s text:c="2"/>Erstellen von Modultests (z.B. Postman) (13h)</text:p>
      <text:p text:style-name="P2">- <text:s text:c="2"/>Daten (Definitionsbereich / Grenzen, Datentypen, Struktur)</text:p>
      <text:p text:style-name="P2">- <text:s text:c="2"/>Reaktionszeit und Skalierbarkeit (?h)</text:p>
      <text:p text:style-name="P2">#TODO: Zeit schaetzen!</text:p>
      <text:p text:style-name="P2">- <text:s text:c="2"/>Codereview (?h)</text:p>
      <text:p text:style-name="P2">#TODO: Zeit schaetzen!</text:p>
      <text:p text:style-name="P2"/>
      <text:p text:style-name="P2"><text:s text:c="4"/>zu 6)<text:tab/>- <text:s text:c="2"/>Einfuehrungsphase</text:p>
      <text:p text:style-name="P2">- <text:s text:c="2"/>Praesentation vorbereiten (z.B. Postman; Ablaufplan) (?h)</text:p>
      <text:p text:style-name="P2">#TODO: Zeit schaetzen!</text:p>
      <text:p text:style-name="P2"><text:soft-page-break/>- <text:s text:c="2"/>Uebergabe der Software und Inbetriebnahme (2h)</text:p>
      <text:p text:style-name="P2"/>
      <text:p text:style-name="P2"><text:s text:c="4"/>zu 7)<text:tab/>- <text:s text:c="2"/>Dokumentation</text:p>
      <text:p text:style-name="P2">- <text:s text:c="2"/>Erstellen der Dokumentation (10h)</text:p>
      <text:p text:style-name="P2"/>
      <text:p text:style-name="P2">---------------------------------------------------------------------</text:p>
      <text:p text:style-name="P2"/>
      <text:p text:style-name="P2">-----------</text:p>
      <text:p text:style-name="P2">- Anhang: -</text:p>
      <text:p text:style-name="P2">-----------</text:p>
      <text:p text:style-name="P2"/>
      <text:p text:style-name="P2">Verwendete Ressourcen:</text:p>
      <text:p text:style-name="P2"/>
      <text:p text:style-name="P2">Hardware:</text:p>
      <text:p text:style-name="P2">- <text:s text:c="2"/>Bueroarbeitsplatz mit handelsueblichem PC</text:p>
      <text:p text:style-name="P2"/>
      <text:p text:style-name="P2">Software:</text:p>
      <text:p text:style-name="P2">- <text:s text:c="2"/>Windows 10 Professional 64bit - Betriebssystem</text:p>
      <text:p text:style-name="P2">- <text:s text:c="2"/>Netbeans 8.1 - Entwicklungsumgebung</text:p>
      <text:p text:style-name="P2">- <text:s text:c="2"/>Git 2.6 - Quellcodeverwaltung</text:p>
      <text:p text:style-name="P2">- <text:s text:c="2"/>Symfony 3 - PHP Framework (MVC)</text:p>
      <text:p text:style-name="P2">- <text:s text:c="2"/>MySQL - Datenbankmanagementsystem</text:p>
      <text:p text:style-name="P2">- <text:s text:c="2"/>MySQL Workbench - Datenbanktool</text:p>
      <text:p text:style-name="P2">- <text:s text:c="2"/>PHP 5.6 - Skriptsprache</text:p>
      <text:p text:style-name="P2"/>
      <text:p text:style-name="P2">-----</text:p>
      <text:p text:style-name="P2"/>
      <text:p text:style-name="P2">Vorläufige Kosten-Nutzen-Analyse</text:p>
      <text:p text:style-name="P2"/>
      <text:p text:style-name="P2">Ich vergleiche die Arbeitskosten eines Praktikanten</text:p>
      <text:p text:style-name="P2">mit denen eines Festangestellten (jeweils 70 Stunden):</text:p>
      <text:p text:style-name="P2"/>
      <text:p text:style-name="P2">Angestellter: <text:s text:c="18"/>Praktikant:</text:p>
      <text:p text:style-name="P2">50 Euro/Stunde <text:s text:c="17"/>8 Euro/Stunde</text:p>
      <text:p text:style-name="P2">= <text:s text:c="30"/>=</text:p>
      <text:p text:style-name="P2">2100 Euro <text:s text:c="22"/>700 Euro</text:p>
      <text:p text:style-name="P2"/>
      <text:p text:style-name="P2">#TODO: Wert für Angestellten korrigieren? Eventuell mit anderen Vergleichen!</text:p>
      <text:p text:style-name="P2">#TODO: Betreuer (Codereview etc.) in die Rechnung mit einfliessen lassen!</text:p>
      <text:p text:style-name="P2"/>
      <text:p text:style-name="P2">Kostenvorteil für das Unternehmen:</text:p>
      <text:p text:style-name="P2">1400 Euro</text:p>
      <text:p text:style-name="P2"/>
      <text:p text:style-name="P2">-----</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4T12:05:14.056000000</dc:date>
    <meta:editing-duration>PT25M7S</meta:editing-duration>
    <meta:editing-cycles>9</meta:editing-cycles>
    <meta:generator>LibreOffice/5.1.0.3$Windows_x86 LibreOffice_project/5e3e00a007d9b3b6efb6797a8b8e57b51ab1f737</meta:generator>
    <meta:document-statistic meta:table-count="0" meta:image-count="0" meta:object-count="0" meta:page-count="2" meta:paragraph-count="77" meta:word-count="585" meta:character-count="4764" meta:non-whitespace-character-count="4023"/>
  </office:meta>
</office:document-meta>
</file>